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181" officeooo:paragraph-rsid="001be181"/>
    </style:style>
    <style:style style:name="P2" style:family="paragraph" style:parent-style-name="Standard">
      <style:text-properties officeooo:rsid="001c9e57" officeooo:paragraph-rsid="001c9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DNS lookup</text:p>
      <text:p text:style-name="P1">import socket</text:p>
      <text:p text:style-name="P1"/>
      <text:p text:style-name="P1">print 'Welcome to DNS to IP Address'</text:p>
      <text:p text:style-name="P1">URL=raw_input('Enter URL: ')</text:p>
      <text:p text:style-name="P1"/>
      <text:p text:style-name="P1">addr1 = socket.gethostbyname(URL)</text:p>
      <text:p text:style-name="P1"/>
      <text:p text:style-name="P1">print(addr1)</text:p>
      <text:p text:style-name="P1">print 'WelCome IP address to DNS'</text:p>
      <text:p text:style-name="P1">IP=raw_input('Enter IP Address: ')</text:p>
      <text:p text:style-name="P1">addr6=socket.gethostbyaddr(IP)</text:p>
      <text:p text:style-name="P1">print addr6</text:p>
      <text:p text:style-name="P1"/>
      <text:p text:style-name="P1">OUTPUT :-</text:p>
      <text:p text:style-name="P1"/>
      <text:p text:style-name="P1">kalpesh@localhost:~/Desktop/CNL$ python DNS.py</text:p>
      <text:p text:style-name="P1">Welcome to DNS to IP Address</text:p>
      <text:p text:style-name="P1">Enter URL: www.smartprix.com <text:s text:c="3"/></text:p>
      <text:p text:style-name="P1">88.80.185.77</text:p>
      <text:p text:style-name="P1">WelCome IP address to DNS</text:p>
      <text:p text:style-name="P1">Enter IP Address: 88.80.185.77</text:p>
      <text:p text:style-name="P1">('www.smartprix.com', [], ['88.80.185.77'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0:52:15.364568498</meta:creation-date>
    <dc:date>2017-10-03T00:53:06.863213302</dc:date>
    <meta:editing-duration>PT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59" meta:character-count="467" meta:non-whitespace-character-count="422"/>
  </office:meta>
</office:document-meta>
</file>